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23mm"/>
    </style:style>
    <style:style style:name="co2" style:family="table-column">
      <style:table-column-properties fo:break-before="auto" style:column-width="36.49mm"/>
    </style:style>
    <style:style style:name="co3" style:family="table-column">
      <style:table-column-properties fo:break-before="auto" style:column-width="42.44mm"/>
    </style:style>
    <style:style style:name="co4" style:family="table-column">
      <style:table-column-properties fo:break-before="auto" style:column-width="44.15mm"/>
    </style:style>
    <style:style style:name="co5" style:family="table-column">
      <style:table-column-properties fo:break-before="auto" style:column-width="35.8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Nb of thread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Nb of instructions</text:p>
          </table:table-cell>
          <table:table-cell table:style-name="ce1" office:value-type="string" calcext:value-type="string">
            <text:p>L1 data cache accesses</text:p>
          </table:table-cell>
          <table:table-cell table:style-name="ce1" office:value-type="string" calcext:value-type="string">
            <text:p>L1 dcache misses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float" office:value="1.62" calcext:value-type="float">
            <text:p>1,62</text:p>
          </table:table-cell>
          <table:table-cell table:style-name="ce4" office:value-type="string" calcext:value-type="string">
            <text:p>6045620 819</text:p>
          </table:table-cell>
          <table:table-cell table:style-name="ce4" office:value-type="float" office:value="1721553805" calcext:value-type="float">
            <text:p>1721553805</text:p>
          </table:table-cell>
          <table:table-cell table:style-name="ce4" office:value-type="float" office:value="199762" calcext:value-type="float">
            <text:p>199762</text:p>
          </table:table-cell>
          <table:table-cell/>
          <table:table-cell office:value-type="string" calcext:value-type="string">
            <text:p>Lock 1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float" office:value="5.35" calcext:value-type="float">
            <text:p>5,35</text:p>
          </table:table-cell>
          <table:table-cell table:style-name="ce4" office:value-type="float" office:value="13222059660" calcext:value-type="float">
            <text:p>13222059660</text:p>
          </table:table-cell>
          <table:table-cell table:style-name="ce4" office:value-type="float" office:value="3564390543" calcext:value-type="float">
            <text:p>3564390543</text:p>
          </table:table-cell>
          <table:table-cell table:style-name="ce4" office:value-type="float" office:value="56876518" calcext:value-type="float">
            <text:p>56876518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float" office:value="4.94" calcext:value-type="float">
            <text:p>4,94</text:p>
          </table:table-cell>
          <table:table-cell table:style-name="ce4" office:value-type="float" office:value="13769662620" calcext:value-type="float">
            <text:p>13769662620</text:p>
          </table:table-cell>
          <table:table-cell table:style-name="ce4" office:value-type="float" office:value="3727566446" calcext:value-type="float">
            <text:p>3727566446</text:p>
          </table:table-cell>
          <table:table-cell table:style-name="ce4" office:value-type="float" office:value="85726698" calcext:value-type="float">
            <text:p>85726698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Nb of thread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Nb of instructions</text:p>
          </table:table-cell>
          <table:table-cell table:style-name="ce1" office:value-type="string" calcext:value-type="string">
            <text:p>L1 data cache accesses</text:p>
          </table:table-cell>
          <table:table-cell table:style-name="ce1" office:value-type="string" calcext:value-type="string">
            <text:p>L1 dcache misses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float" office:value="0.69" calcext:value-type="float">
            <text:p>0,69</text:p>
          </table:table-cell>
          <table:table-cell table:style-name="ce4" office:value-type="float" office:value="1330547211" calcext:value-type="float">
            <text:p>1330547211</text:p>
          </table:table-cell>
          <table:table-cell table:style-name="ce4" office:value-type="float" office:value="442945574" calcext:value-type="float">
            <text:p>442945574</text:p>
          </table:table-cell>
          <table:table-cell table:style-name="ce4" office:value-type="float" office:value="370153" calcext:value-type="float">
            <text:p>370153</text:p>
          </table:table-cell>
          <table:table-cell/>
          <table:table-cell office:value-type="string" calcext:value-type="string">
            <text:p>Lock 2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float" office:value="3.21" calcext:value-type="float">
            <text:p>3,21</text:p>
          </table:table-cell>
          <table:table-cell table:style-name="ce4" office:value-type="float" office:value="2166260302" calcext:value-type="float">
            <text:p>2166260302</text:p>
          </table:table-cell>
          <table:table-cell table:style-name="ce4" office:value-type="float" office:value="652544211" calcext:value-type="float">
            <text:p>652544211</text:p>
          </table:table-cell>
          <table:table-cell table:style-name="ce4" office:value-type="float" office:value="74814537" calcext:value-type="float">
            <text:p>74814537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float" office:value="6.2" calcext:value-type="float">
            <text:p>6,2</text:p>
          </table:table-cell>
          <table:table-cell table:style-name="ce4" office:value-type="float" office:value="4497775771" calcext:value-type="float">
            <text:p>4497775771</text:p>
          </table:table-cell>
          <table:table-cell table:style-name="ce4" office:value-type="float" office:value="1245982490" calcext:value-type="float">
            <text:p>1245982490</text:p>
          </table:table-cell>
          <table:table-cell table:style-name="ce4" office:value-type="float" office:value="136007213" calcext:value-type="float">
            <text:p>136007213</text:p>
          </table:table-cell>
          <table:table-cell table:number-columns-repeated="1019"/>
        </table:table-row>
        <table:table-row table:style-name="ro1" table:number-rows-repeated="3">
          <table:table-cell table:style-name="ce3"/>
          <table:table-cell table:number-columns-repeated="1023"/>
        </table:table-row>
        <table:table-row table:style-name="ro1">
          <table:table-cell table:style-name="ce1" office:value-type="string" calcext:value-type="string">
            <text:p>Nb of thread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Nb of instructions</text:p>
          </table:table-cell>
          <table:table-cell table:style-name="ce1" office:value-type="string" calcext:value-type="string">
            <text:p>L1 data cache accesses</text:p>
          </table:table-cell>
          <table:table-cell table:style-name="ce1" office:value-type="string" calcext:value-type="string">
            <text:p>L1 dcache misses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float" office:value="0.67" calcext:value-type="float">
            <text:p>0,67</text:p>
          </table:table-cell>
          <table:table-cell table:style-name="ce4" office:value-type="float" office:value="1324317917" calcext:value-type="float">
            <text:p>1324317917</text:p>
          </table:table-cell>
          <table:table-cell table:style-name="ce4" office:value-type="float" office:value="441150548" calcext:value-type="float">
            <text:p>441150548</text:p>
          </table:table-cell>
          <table:table-cell table:style-name="ce4" office:value-type="float" office:value="106993" calcext:value-type="float">
            <text:p>106993</text:p>
          </table:table-cell>
          <table:table-cell/>
          <table:table-cell office:value-type="string" calcext:value-type="string">
            <text:p>Lock 3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float" office:value="0.81" calcext:value-type="float">
            <text:p>0,81</text:p>
          </table:table-cell>
          <table:table-cell table:style-name="ce4" office:value-type="float" office:value="2358698096" calcext:value-type="float">
            <text:p>2358698096</text:p>
          </table:table-cell>
          <table:table-cell table:style-name="ce4" office:value-type="float" office:value="779336794" calcext:value-type="float">
            <text:p>779336794</text:p>
          </table:table-cell>
          <table:table-cell table:style-name="ce4" office:value-type="float" office:value="6130807" calcext:value-type="float">
            <text:p>6130807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float" office:value="0.86" calcext:value-type="float">
            <text:p>0,86</text:p>
          </table:table-cell>
          <table:table-cell table:style-name="ce4" office:value-type="float" office:value="3116518079" calcext:value-type="float">
            <text:p>3116518079</text:p>
          </table:table-cell>
          <table:table-cell table:style-name="ce4" office:value-type="float" office:value="1003780514" calcext:value-type="float">
            <text:p>1003780514</text:p>
          </table:table-cell>
          <table:table-cell table:style-name="ce4" office:value-type="float" office:value="5105680" calcext:value-type="float">
            <text:p>5105680</text:p>
          </table:table-cell>
          <table:table-cell table:number-columns-repeated="1019"/>
        </table:table-row>
        <table:table-row table:style-name="ro1" table:number-rows-repeated="3">
          <table:table-cell table:style-name="ce3"/>
          <table:table-cell table:number-columns-repeated="1023"/>
        </table:table-row>
        <table:table-row table:style-name="ro1">
          <table:table-cell table:style-name="ce1" office:value-type="string" calcext:value-type="string">
            <text:p>Nb of thread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Nb of instructions</text:p>
          </table:table-cell>
          <table:table-cell table:style-name="ce1" office:value-type="string" calcext:value-type="string">
            <text:p>L1 data cache accesses</text:p>
          </table:table-cell>
          <table:table-cell table:style-name="ce1" office:value-type="string" calcext:value-type="string">
            <text:p>L1 dcache misses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float" office:value="0.65" calcext:value-type="float">
            <text:p>0,65</text:p>
          </table:table-cell>
          <table:table-cell table:style-name="ce4" office:value-type="float" office:value="1324624108" calcext:value-type="float">
            <text:p>1324624108</text:p>
          </table:table-cell>
          <table:table-cell table:style-name="ce4" office:value-type="float" office:value="441242454" calcext:value-type="float">
            <text:p>441242454</text:p>
          </table:table-cell>
          <table:table-cell table:style-name="ce4" office:value-type="float" office:value="121550" calcext:value-type="float">
            <text:p>121550</text:p>
          </table:table-cell>
          <table:table-cell/>
          <table:table-cell office:value-type="string" calcext:value-type="string">
            <text:p>Lock 4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float" office:value="3.77" calcext:value-type="float">
            <text:p>3,77</text:p>
          </table:table-cell>
          <table:table-cell table:style-name="ce4" office:value-type="float" office:value="4981871508" calcext:value-type="float">
            <text:p>4981871508</text:p>
          </table:table-cell>
          <table:table-cell table:style-name="ce4" office:value-type="float" office:value="1365046754" calcext:value-type="float">
            <text:p>1365046754</text:p>
          </table:table-cell>
          <table:table-cell table:style-name="ce4" office:value-type="float" office:value="116194182" calcext:value-type="float">
            <text:p>116194182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float" office:value="3.16" calcext:value-type="float">
            <text:p>3,16</text:p>
          </table:table-cell>
          <table:table-cell table:style-name="ce4" office:value-type="float" office:value="9814681971" calcext:value-type="float">
            <text:p>9814681971</text:p>
          </table:table-cell>
          <table:table-cell table:style-name="ce4" office:value-type="float" office:value="2568246674" calcext:value-type="float">
            <text:p>2568246674</text:p>
          </table:table-cell>
          <table:table-cell table:style-name="ce4" office:value-type="float" office:value="84994492" calcext:value-type="float">
            <text:p>84994492</text:p>
          </table:table-cell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shapes>
          <draw:frame draw:z-index="0" draw:style-name="gr1" draw:text-style-name="P1" svg:width="159.99mm" svg:height="89.99mm" svg:x="0.01mm" svg:y="0.01mm">
            <draw:object draw:notify-on-update-of-ranges="Feuille1.A23:Feuille1.A25 Feuille1.B2:Feuille1.B4 Feuille1.B9:Feuille1.B11 Feuille1.B16:Feuille1.B18 Feuille1.B23:Feuille1.B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0mm" svg:y="97.24mm">
            <draw:object draw:notify-on-update-of-ranges="Feuille1.A23:Feuille1.A25 Feuille1.C2:Feuille1.C4 Feuille1.C9:Feuille1.C11 Feuille1.C16:Feuille1.C18 Feuille1.C23:Feuille1.C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80.34mm" svg:y="0mm">
            <draw:object draw:notify-on-update-of-ranges="Feuille1.A23:Feuille1.A25 Feuille1.D2:Feuille1.D4 Feuille1.D9:Feuille1.D11 Feuille1.D16:Feuille1.D18 Feuille1.D23:Feuille1.D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80.93mm" svg:y="97.84mm">
            <draw:object draw:notify-on-update-of-ranges="Feuille1.A23:Feuille1.A25 Feuille1.E2:Feuille1.E4 Feuille1.E9:Feuille1.E11 Feuille1.E16:Feuille1.E18 Feuille1.E23:Feuille1.E2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6" table:number-columns-repeated="10" table:default-cell-style-name="Default"/>
        <table:table-row table:style-name="ro1" table:number-rows-repeated="34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21:12:01.620637861</meta:creation-date>
    <dc:date>2018-11-10T23:21:11.306391635</dc:date>
    <meta:editing-duration>PT26M33S</meta:editing-duration>
    <meta:editing-cycles>3</meta:editing-cycles>
    <meta:generator>LibreOffice/6.0.6.2$Linux_X86_64 LibreOffice_project/00m0$Build-2</meta:generator>
    <meta:document-statistic meta:table-count="2" meta:cell-count="8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58cm" svg:y="0.316cm" chart:style-name="ch2">
          <text:p>Runtime Comparison</text:p>
        </chart:title>
        <chart:legend chart:legend-position="end" svg:x="11.668cm" svg:y="3.442cm" style:legend-expansion="high" chart:style-name="ch3"/>
        <chart:plot-area chart:style-name="ch4" table:cell-range-address="Feuille1.A23:Feuille1.B25 Feuille1.B2:Feuille1.B4 Feuille1.B9:Feuille1.B11 Feuille1.B16:Feuille1.B18" chart:data-source-has-labels="both" svg:x="1.321cm" svg:y="1.301cm" svg:width="10.027cm" svg:height="6.548cm">
          <chartooo:coordinate-region svg:x="1.763cm" svg:y="1.504cm" svg:width="9.585cm" svg:height="5.692cm"/>
          <chart:axis chart:dimension="x" chart:name="primary-x" chart:style-name="ch5" chartooo:axis-type="auto">
            <chartooo:date-scale/>
            <chart:title svg:x="5.292cm" svg:y="8.029cm" chart:style-name="ch6">
              <text:p>Nb of Threads</text:p>
            </chart:title>
            <chart:categories table:cell-range-address="Feuille1.A23:Feuille1.A25"/>
          </chart:axis>
          <chart:axis chart:dimension="y" chart:name="primary-y" chart:style-name="ch7">
            <chart:title svg:x="0.451cm" svg:y="6.103cm" chart:style-name="ch8">
              <text:p>Runtime (in seconds)</text:p>
            </chart:title>
            <chart:grid chart:style-name="ch9" chart:class="major"/>
          </chart:axis>
          <chart:series chart:style-name="ch10" chart:values-cell-range-address="Feuille1.B2:Feuille1.B4" loext:label-string="mutex_lock" chart:class="chart:bar">
            <chart:data-point chart:repeated="3"/>
          </chart:series>
          <chart:series chart:style-name="ch11" chart:values-cell-range-address="Feuille1.B9:Feuille1.B11" loext:label-string="basic_cas" chart:class="chart:bar">
            <chart:data-point chart:repeated="3"/>
          </chart:series>
          <chart:series chart:style-name="ch12" chart:values-cell-range-address="Feuille1.B16:Feuille1.B18" loext:label-string="yield_cas" chart:class="chart:bar">
            <chart:data-point chart:repeated="3"/>
          </chart:series>
          <chart:series chart:style-name="ch13" chart:values-cell-range-address="Feuille1.B23:Feuille1.B25" loext:label-string="test_and_test_and_set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tex_lock</text:p>
              </table:table-cell>
              <table:table-cell office:value-type="string">
                <text:p>basic_cas</text:p>
              </table:table-cell>
              <table:table-cell office:value-type="string">
                <text:p>yield_cas</text:p>
              </table:table-cell>
              <table:table-cell office:value-type="string">
                <text:p>test_and_test_and_set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1.A23:Feuille1.A25</svg:desc>
                </draw:g>
              </table:table-cell>
              <table:table-cell office:value-type="float" office:value="1.62">
                <text:p>1.62</text:p>
                <draw:g>
                  <svg:desc>Feuille1.B2:Feuille1.B4</svg:desc>
                </draw:g>
              </table:table-cell>
              <table:table-cell office:value-type="float" office:value="0.69">
                <text:p>0.69</text:p>
                <draw:g>
                  <svg:desc>Feuille1.B9:Feuille1.B11</svg:desc>
                </draw:g>
              </table:table-cell>
              <table:table-cell office:value-type="float" office:value="0.67">
                <text:p>0.67</text:p>
                <draw:g>
                  <svg:desc>Feuille1.B16:Feuille1.B18</svg:desc>
                </draw:g>
              </table:table-cell>
              <table:table-cell office:value-type="float" office:value="0.65">
                <text:p>0.65</text:p>
                <draw:g>
                  <svg:desc>Feuille1.B23:Feuille1.B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.35">
                <text:p>5.35</text:p>
              </table:table-cell>
              <table:table-cell office:value-type="float" office:value="3.21">
                <text:p>3.21</text:p>
              </table:table-cell>
              <table:table-cell office:value-type="float" office:value="0.81">
                <text:p>0.81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94">
                <text:p>4.94</text:p>
              </table:table-cell>
              <table:table-cell office:value-type="float" office:value="6.2">
                <text:p>6.2</text:p>
              </table:table-cell>
              <table:table-cell office:value-type="float" office:value="0.86">
                <text:p>0.86</text:p>
              </table:table-cell>
              <table:table-cell office:value-type="float" office:value="3.16">
                <text:p>3.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18cm" svg:y="0.316cm" chart:style-name="ch2">
          <text:p>Number of instructions Comparison</text:p>
        </chart:title>
        <chart:legend chart:legend-position="end" svg:x="11.668cm" svg:y="3.442cm" style:legend-expansion="high" chart:style-name="ch3"/>
        <chart:plot-area chart:style-name="ch4" table:cell-range-address="Feuille1.A23:Feuille1.A25 Feuille1.C2:Feuille1.C4 Feuille1.C9:Feuille1.C11 Feuille1.C16:Feuille1.C18 Feuille1.C23:Feuille1.C25" chart:data-source-has-labels="both" svg:x="1.321cm" svg:y="1.301cm" svg:width="10.027cm" svg:height="6.548cm">
          <chartooo:coordinate-region svg:x="3.668cm" svg:y="1.503cm" svg:width="7.68cm" svg:height="5.693cm"/>
          <chart:axis chart:dimension="x" chart:name="primary-x" chart:style-name="ch5" chartooo:axis-type="auto">
            <chartooo:date-scale/>
            <chart:title svg:x="4.943cm" svg:y="8.029cm" chart:style-name="ch6">
              <text:p>Number of Threads</text:p>
            </chart:title>
            <chart:categories table:cell-range-address="Feuille1.A23:Feuille1.A25"/>
          </chart:axis>
          <chart:axis chart:dimension="y" chart:name="primary-y" chart:style-name="ch7">
            <chart:title svg:x="0.451cm" svg:y="5.341cm" chart:style-name="ch8">
              <text:p>Nb of instr</text:p>
            </chart:title>
            <chart:grid chart:style-name="ch9" chart:class="major"/>
          </chart:axis>
          <chart:series chart:style-name="ch10" chart:values-cell-range-address="Feuille1.C2:Feuille1.C4" loext:label-string="mutex_lock" chart:class="chart:bar">
            <chart:data-point chart:repeated="3"/>
          </chart:series>
          <chart:series chart:style-name="ch11" chart:values-cell-range-address="Feuille1.C9:Feuille1.C11" loext:label-string="basic_cas" chart:class="chart:bar">
            <chart:data-point chart:repeated="3"/>
          </chart:series>
          <chart:series chart:style-name="ch12" chart:values-cell-range-address="Feuille1.C16:Feuille1.C18" loext:label-string="yield_cas" chart:class="chart:bar">
            <chart:data-point chart:repeated="3"/>
          </chart:series>
          <chart:series chart:style-name="ch13" chart:values-cell-range-address="Feuille1.C23:Feuille1.C25" loext:label-string="test_and_test_and_set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tex_lock</text:p>
              </table:table-cell>
              <table:table-cell office:value-type="string">
                <text:p>basic_cas</text:p>
              </table:table-cell>
              <table:table-cell office:value-type="string">
                <text:p>yield_cas</text:p>
              </table:table-cell>
              <table:table-cell office:value-type="string">
                <text:p>test_and_test_and_set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1.A23:Feuille1.A25</svg:desc>
                </draw:g>
              </table:table-cell>
              <table:table-cell office:value-type="float" office:value="NaN">
                <text:p>NaN</text:p>
                <draw:g>
                  <svg:desc>Feuille1.C2:Feuille1.C4</svg:desc>
                </draw:g>
              </table:table-cell>
              <table:table-cell office:value-type="float" office:value="1330547211">
                <text:p>1330547211</text:p>
                <draw:g>
                  <svg:desc>Feuille1.C9:Feuille1.C11</svg:desc>
                </draw:g>
              </table:table-cell>
              <table:table-cell office:value-type="float" office:value="1324317917">
                <text:p>1324317917</text:p>
                <draw:g>
                  <svg:desc>Feuille1.C16:Feuille1.C18</svg:desc>
                </draw:g>
              </table:table-cell>
              <table:table-cell office:value-type="float" office:value="1324624108">
                <text:p>1324624108</text:p>
                <draw:g>
                  <svg:desc>Feuille1.C23:Feuille1.C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3222059660">
                <text:p>13222059660</text:p>
              </table:table-cell>
              <table:table-cell office:value-type="float" office:value="2166260302">
                <text:p>2166260302</text:p>
              </table:table-cell>
              <table:table-cell office:value-type="float" office:value="2358698096">
                <text:p>2358698096</text:p>
              </table:table-cell>
              <table:table-cell office:value-type="float" office:value="4981871508">
                <text:p>49818715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769662620">
                <text:p>13769662620</text:p>
              </table:table-cell>
              <table:table-cell office:value-type="float" office:value="4497775771">
                <text:p>4497775771</text:p>
              </table:table-cell>
              <table:table-cell office:value-type="float" office:value="3116518079">
                <text:p>3116518079</text:p>
              </table:table-cell>
              <table:table-cell office:value-type="float" office:value="9814681971">
                <text:p>98146819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22cm" svg:y="0.316cm" chart:style-name="ch2">
          <text:p>L1 Data Cache Accesses Comparison</text:p>
        </chart:title>
        <chart:legend chart:legend-position="end" svg:x="11.668cm" svg:y="3.442cm" style:legend-expansion="high" chart:style-name="ch3"/>
        <chart:plot-area chart:style-name="ch4" table:cell-range-address="Feuille1.A23:Feuille1.A25 Feuille1.D2:Feuille1.D4 Feuille1.D9:Feuille1.D11 Feuille1.D16:Feuille1.D18 Feuille1.D23:Feuille1.D25" chart:data-source-has-labels="both" svg:x="1.321cm" svg:y="1.301cm" svg:width="10.027cm" svg:height="6.548cm">
          <chartooo:coordinate-region svg:x="3.477cm" svg:y="1.503cm" svg:width="7.871cm" svg:height="5.693cm"/>
          <chart:axis chart:dimension="x" chart:name="primary-x" chart:style-name="ch5" chartooo:axis-type="auto">
            <chartooo:date-scale/>
            <chart:title svg:x="4.943cm" svg:y="8.029cm" chart:style-name="ch6">
              <text:p>Number of Threads</text:p>
            </chart:title>
            <chart:categories table:cell-range-address="Feuille1.A23:Feuille1.A25"/>
          </chart:axis>
          <chart:axis chart:dimension="y" chart:name="primary-y" chart:style-name="ch7">
            <chart:title svg:x="0.451cm" svg:y="6.326cm" chart:style-name="ch8">
              <text:p>L1 data cache accesses</text:p>
            </chart:title>
            <chart:grid chart:style-name="ch9" chart:class="major"/>
          </chart:axis>
          <chart:series chart:style-name="ch10" chart:values-cell-range-address="Feuille1.D2:Feuille1.D4" loext:label-string="mutex_lock" chart:class="chart:bar">
            <chart:data-point chart:repeated="3"/>
          </chart:series>
          <chart:series chart:style-name="ch11" chart:values-cell-range-address="Feuille1.D9:Feuille1.D11" loext:label-string="basic_cas" chart:class="chart:bar">
            <chart:data-point chart:repeated="3"/>
          </chart:series>
          <chart:series chart:style-name="ch12" chart:values-cell-range-address="Feuille1.D16:Feuille1.D18" loext:label-string="yield_cas" chart:class="chart:bar">
            <chart:data-point chart:repeated="3"/>
          </chart:series>
          <chart:series chart:style-name="ch13" chart:values-cell-range-address="Feuille1.D23:Feuille1.D25" loext:label-string="test_and_test_and_set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tex_lock</text:p>
              </table:table-cell>
              <table:table-cell office:value-type="string">
                <text:p>basic_cas</text:p>
              </table:table-cell>
              <table:table-cell office:value-type="string">
                <text:p>yield_cas</text:p>
              </table:table-cell>
              <table:table-cell office:value-type="string">
                <text:p>test_and_test_and_set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1.A23:Feuille1.A25</svg:desc>
                </draw:g>
              </table:table-cell>
              <table:table-cell office:value-type="float" office:value="1721553805">
                <text:p>1721553805</text:p>
                <draw:g>
                  <svg:desc>Feuille1.D2:Feuille1.D4</svg:desc>
                </draw:g>
              </table:table-cell>
              <table:table-cell office:value-type="float" office:value="442945574">
                <text:p>442945574</text:p>
                <draw:g>
                  <svg:desc>Feuille1.D9:Feuille1.D11</svg:desc>
                </draw:g>
              </table:table-cell>
              <table:table-cell office:value-type="float" office:value="441150548">
                <text:p>441150548</text:p>
                <draw:g>
                  <svg:desc>Feuille1.D16:Feuille1.D18</svg:desc>
                </draw:g>
              </table:table-cell>
              <table:table-cell office:value-type="float" office:value="441242454">
                <text:p>441242454</text:p>
                <draw:g>
                  <svg:desc>Feuille1.D23:Feuille1.D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564390543">
                <text:p>3564390543</text:p>
              </table:table-cell>
              <table:table-cell office:value-type="float" office:value="652544211">
                <text:p>652544211</text:p>
              </table:table-cell>
              <table:table-cell office:value-type="float" office:value="779336794">
                <text:p>779336794</text:p>
              </table:table-cell>
              <table:table-cell office:value-type="float" office:value="1365046754">
                <text:p>136504675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727566446">
                <text:p>3727566446</text:p>
              </table:table-cell>
              <table:table-cell office:value-type="float" office:value="1245982490">
                <text:p>1245982490</text:p>
              </table:table-cell>
              <table:table-cell office:value-type="float" office:value="1003780514">
                <text:p>1003780514</text:p>
              </table:table-cell>
              <table:table-cell office:value-type="float" office:value="2568246674">
                <text:p>25682466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73cm" svg:y="0.316cm" chart:style-name="ch2">
          <text:p>L1 dcache misses Comparison</text:p>
        </chart:title>
        <chart:legend chart:legend-position="end" svg:x="11.668cm" svg:y="3.442cm" style:legend-expansion="high" chart:style-name="ch3"/>
        <chart:plot-area chart:style-name="ch4" table:cell-range-address="Feuille1.A23:Feuille1.A25 Feuille1.E2:Feuille1.E4 Feuille1.E9:Feuille1.E11 Feuille1.E16:Feuille1.E18 Feuille1.E23:Feuille1.E25" chart:data-source-has-labels="both" svg:x="1.321cm" svg:y="1.301cm" svg:width="10.027cm" svg:height="6.548cm">
          <chartooo:coordinate-region svg:x="3.287cm" svg:y="1.504cm" svg:width="8.061cm" svg:height="5.692cm"/>
          <chart:axis chart:dimension="x" chart:name="primary-x" chart:style-name="ch5" chartooo:axis-type="auto">
            <chartooo:date-scale/>
            <chart:title svg:x="4.943cm" svg:y="8.029cm" chart:style-name="ch6">
              <text:p>Number of Threads</text:p>
            </chart:title>
            <chart:categories table:cell-range-address="Feuille1.A23:Feuille1.A25"/>
          </chart:axis>
          <chart:axis chart:dimension="y" chart:name="primary-y" chart:style-name="ch7">
            <chart:title svg:x="0.451cm" svg:y="5.892cm" chart:style-name="ch8">
              <text:p>L1 dcache misses</text:p>
            </chart:title>
            <chart:grid chart:style-name="ch9" chart:class="major"/>
          </chart:axis>
          <chart:series chart:style-name="ch10" chart:values-cell-range-address="Feuille1.E2:Feuille1.E4" loext:label-string="mutex_lock" chart:class="chart:bar">
            <chart:data-point chart:repeated="3"/>
          </chart:series>
          <chart:series chart:style-name="ch11" chart:values-cell-range-address="Feuille1.E9:Feuille1.E11" loext:label-string="basic_cas" chart:class="chart:bar">
            <chart:data-point chart:repeated="3"/>
          </chart:series>
          <chart:series chart:style-name="ch12" chart:values-cell-range-address="Feuille1.E16:Feuille1.E18" loext:label-string="yield_cas" chart:class="chart:bar">
            <chart:data-point chart:repeated="3"/>
          </chart:series>
          <chart:series chart:style-name="ch13" chart:values-cell-range-address="Feuille1.E23:Feuille1.E25" loext:label-string="test_and_test_and_set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tex_lock</text:p>
              </table:table-cell>
              <table:table-cell office:value-type="string">
                <text:p>basic_cas</text:p>
              </table:table-cell>
              <table:table-cell office:value-type="string">
                <text:p>yield_cas</text:p>
              </table:table-cell>
              <table:table-cell office:value-type="string">
                <text:p>test_and_test_and_set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1.A23:Feuille1.A25</svg:desc>
                </draw:g>
              </table:table-cell>
              <table:table-cell office:value-type="float" office:value="199762">
                <text:p>199762</text:p>
                <draw:g>
                  <svg:desc>Feuille1.E2:Feuille1.E4</svg:desc>
                </draw:g>
              </table:table-cell>
              <table:table-cell office:value-type="float" office:value="370153">
                <text:p>370153</text:p>
                <draw:g>
                  <svg:desc>Feuille1.E9:Feuille1.E11</svg:desc>
                </draw:g>
              </table:table-cell>
              <table:table-cell office:value-type="float" office:value="106993">
                <text:p>106993</text:p>
                <draw:g>
                  <svg:desc>Feuille1.E16:Feuille1.E18</svg:desc>
                </draw:g>
              </table:table-cell>
              <table:table-cell office:value-type="float" office:value="121550">
                <text:p>121550</text:p>
                <draw:g>
                  <svg:desc>Feuille1.E23:Feuille1.E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6876518">
                <text:p>56876518</text:p>
              </table:table-cell>
              <table:table-cell office:value-type="float" office:value="74814537">
                <text:p>74814537</text:p>
              </table:table-cell>
              <table:table-cell office:value-type="float" office:value="6130807">
                <text:p>6130807</text:p>
              </table:table-cell>
              <table:table-cell office:value-type="float" office:value="116194182">
                <text:p>11619418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5726698">
                <text:p>85726698</text:p>
              </table:table-cell>
              <table:table-cell office:value-type="float" office:value="136007213">
                <text:p>136007213</text:p>
              </table:table-cell>
              <table:table-cell office:value-type="float" office:value="5105680">
                <text:p>5105680</text:p>
              </table:table-cell>
              <table:table-cell office:value-type="float" office:value="84994492">
                <text:p>849944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